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discuss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ntro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gre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istor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pres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i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stablis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iscus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appea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ak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lob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dop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ivil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ry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al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uga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ai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ick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ic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mai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act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mm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mmun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p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yea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searc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xplo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itia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pro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ntion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nd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a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RBS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ntribu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heel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lim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xami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\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ipe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terio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y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ococc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ster.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0°C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rmophil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mproper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Osmophil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table:number-columns-repeated="2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psychrophi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agula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agu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fat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Justin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ern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ransmi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ypho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.Taylor\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itid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rmenge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ocum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e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araly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hellfis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rsin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ocolitica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usa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otul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utbrea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mpylobac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jejuni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richinell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piral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at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condens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.Ellio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utocl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frige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acter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mit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ox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rank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ructure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igelo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sty\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tro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oniz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eser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orb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ub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ami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eat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roth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ythylen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que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uspension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ndospor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btili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revea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.Coh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l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urif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numer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tr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lagel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ll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estic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ishe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ime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cre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nefi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arm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P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metabolite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ol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iru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otozo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gae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begi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ers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elong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non-governm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chie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uthority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ubsequ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19t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begu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nd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ven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evelopment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ecad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pres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ffe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hang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thoge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vid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v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well-design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s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ensur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pa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perienc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amina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ist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GH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QM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SO90001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SO2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volv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l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vol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T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dex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limentari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genc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ani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udi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unsel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reo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if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udi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cus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utbrea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stretc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cogn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1:30:27.010878982</meta:creation-date>
    <dc:date>2020-04-19T21:31:51.018705939</dc:date>
    <meta:editing-duration>PT1M24S</meta:editing-duration>
    <meta:editing-cycles>1</meta:editing-cycles>
    <meta:document-statistic meta:table-count="1" meta:cell-count="4188" meta:object-count="0"/>
    <meta:generator>LibreOffice/6.4.2.2$Linux_X86_64 LibreOffice_project/40$Build-2</meta:generator>
  </office:meta>
</office:document-meta>
</file>